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6000002960FC72970.png"/>
  <manifest:file-entry manifest:media-type="image/png" manifest:full-path="Pictures/10000201000004CF00000253F09DBE3E.png"/>
  <manifest:file-entry manifest:media-type="image/png" manifest:full-path="Pictures/10000201000004860000028E23143C4F.png"/>
  <manifest:file-entry manifest:media-type="image/png" manifest:full-path="Pictures/1000020100000739000003DB8B6B7A4B.png"/>
  <manifest:file-entry manifest:media-type="image/png" manifest:full-path="Pictures/100002010000048D0000028CFCCBEB82.png"/>
  <manifest:file-entry manifest:media-type="image/png" manifest:full-path="Pictures/10000201000005F3000003C8BB505A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7.999cm" svg:height="13.532cm" svg:x="0.013cm" svg:y="3.719cm">
          <draw:image xlink:href="Pictures/10000201000004CF00000253F09DB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999cm" svg:height="16.005cm" svg:x="0.013cm" svg:y="2.482cm">
          <draw:image xlink:href="Pictures/1000020100000486000002960FC72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7.999cm" svg:height="15.812cm" svg:x="0.013cm" svg:y="2.579cm">
          <draw:image xlink:href="Pictures/10000201000004860000028E23143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7.999cm" svg:height="15.669cm" svg:x="0.013cm" svg:y="2.65cm">
          <draw:image xlink:href="Pictures/100002010000048D0000028CFCCBEB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999cm" svg:height="14.945cm" svg:x="0.013cm" svg:y="3.012cm">
          <draw:image xlink:href="Pictures/1000020100000739000003DB8B6B7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7.999cm" svg:height="17.795cm" svg:x="0.034cm" svg:y="1.167cm">
          <draw:image xlink:href="Pictures/10000201000005F3000003C8BB505A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ie Parcollet</meta:initial-creator>
    <meta:creation-date>2025-10-26T22:33:12.15</meta:creation-date>
    <meta:editing-duration>PT8H46M9S</meta:editing-duration>
    <meta:editing-cycles>2</meta:editing-cycles>
    <dc:date>2025-10-27T15:56:56.89</dc:date>
    <dc:creator>Stéphanie Parcollet</dc:creator>
    <meta:document-statistic meta:object-count="39"/>
    <meta:generator>OpenOffice/4.1.15$Win32 OpenOffice.org_project/4115m2$Build-9813</meta:generator>
  </office:meta>
</office:document-meta>
</file>